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 / LABS</text:p>
          </draw:text-box>
        </draw:frame>
        <draw:frame draw:style-name="TransBox" svg:width="31.8700cm" svg:height="5.5000cm" svg:x="1.0000cm" svg:y="2.3000cm">
          <draw:text-box>
            <text:p text:style-name="PTitleMain">Lab: Write Your First Playbook</text:p>
          </draw:text-box>
        </draw:frame>
        <draw:frame draw:style-name="TransBox" svg:width="31.8700cm" svg:height="3.5000cm" svg:x="1.0000cm" svg:y="8.8000cm">
          <draw:text-box>
            <text:p text:style-name="PBody">Track: RHCE Estimated time: 40 minutes Topology: Single VM (using localhost as managed node) Steps</text:p>
          </draw:text-box>
        </draw:frame>
        <draw:frame draw:style-name="TransBox" svg:width="31.8700cm" svg:height="1.0000cm" svg:x="1.0000cm" svg:y="17.8000cm">
          <draw:text-box>
            <text:p text:style-name="PFooter">04-rhce/labs/01-first-playbook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Ansible Setup and Inventory and Ansible Playbooks</text:p>
            <text:p text:style-name="PBullet">• ansible-core installed: sudo dnf install -y ansible-core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 local inventory targeting localhost is working</text:p>
            <text:p text:style-name="PBullet">• A playbook installs packages, creates a user, deploys a config file</text:p>
            <text:p text:style-name="PBullet">• The playbook is idempotent (run twice, second run shows no changes)</text:p>
            <text:p text:style-name="PBullet">• A handler triggers correctly when config chang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cd ~
sudo userdel -r labuser
sudo groupdel appteam
sudo rm -rf /srv/labapp
rm -rf ~/ansible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ping fails: ansible-core not installed</text:p>
            <text:p text:style-name="PBullet">• Permission denied: become: true missing</text:p>
            <text:p text:style-name="PBullet">• Handler didn't run: Task showed ok not changed</text:p>
            <text:p text:style-name="PBullet">• Template not found: Wrong pat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is four-part pattern — install packages, manage users/dirs, deploy config</text:p>
            <text:p text:style-name="PBullet">• from template, notify handler — covers 80% of real-world service deployment</text:p>
            <text:p text:style-name="PBullet">• tasks. The moment you have this working repeatably, you have a foundation to</text:p>
            <text:p text:style-name="PBullet">• build every other role o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Write Your First Playbook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Ansible Setup and Inventory and Ansible Playbooks</text:p>
            <text:p text:style-name="PBullet">✓  Success criteria: A local inventory targeting localhost is working</text:p>
            <text:p text:style-name="PBullet">✓  Cleanup</text:p>
            <text:p text:style-name="PBullet">✓  Common failures: Symptom: Likely cause</text:p>
            <text:p text:style-name="PBullet">✓  Why this matters in production: This four-part pattern — install packages, manage users/dirs, deploy confi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